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>Introduction <text:s text:c="2"/>x</text:p>
      <text:p text:style-name="Standard"/>
      <text:p text:style-name="Standard">Prelude 3 location corrections x</text:p>
      <text:p text:style-name="Standard"/>
      <text:p text:style-name="Standard">Streamlined Briefing with grand admiral <text:s/>(Arn is a grandson?) x (Omitted mentioning Arn as grandson)</text:p>
      <text:p text:style-name="Standard"/>
      <text:p text:style-name="Standard">Lenient/strict <text:s text:c="2"/>- <text:s/>Officer-meeting x</text:p>
      <text:p text:style-name="Standard"/>
      <text:p text:style-name="Standard">Ship? Enviiiroments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Deepening Request x</text:p>
      <text:p text:style-name="Standard"/>
      <text:p text:style-name="Standard">Eldas support (Morale) x</text:p>
      <text:p text:style-name="Standard">{</text:p>
      <text:p text:style-name="Standard">The Flock (Card game)</text:p>
      <text:p text:style-name="Standard">- Fix Ziggy button dialogues. </text:p>
      <text:list xml:id="list7389388204956892128" text:style-name="L1">
        <text:list-header>
          <text:p text:style-name="P4"/>
        </text:list-header>
      </text:list>
      <text:list xml:id="list1665091446931932311" text:style-name="L2">
        <text:list-item>
          <text:p text:style-name="P5">Better writing for rules and betting phases. (Somewhat done, needs feedback)</text:p>
          <text:p text:style-name="P5"/>
        </text:list-item>
      </text:list>
      <text:list xml:id="list6544235626254905417" text:style-name="L3">
        <text:list-item>
          <text:p text:style-name="P6">Endings</text:p>
          <text:list>
            <text:list-header>
              <text:p text:style-name="P6">Add positive ending for Ziggy. x</text:p>
            </text:list-header>
          </text:list>
        </text:list-item>
      </text:list>
      <text:p text:style-name="Standard"/>
      <text:p text:style-name="Standard"/>
      <text:p text:style-name="Standard">Raptorian mutiny – Post flock-game</text:p>
      <text:list xml:id="list226395296148458021" text:style-name="L4">
        <text:list-item>
          <text:p text:style-name="P7">pardon x</text:p>
        </text:list-item>
        <text:list-item>
          <text:p text:style-name="P7">punish</text:p>
        </text:list-item>
        <text:list-item>
          <text:p text:style-name="P7">middle </text:p>
        </text:list-item>
      </text:list>
      <text:p text:style-name="Standard"/>
      <text:p text:style-name="Standard"/>
      <text:p text:style-name="Standard">Arn (Loyal, dead <text:s/>or not) </text:p>
      <text:p text:style-name="Standard">find a way to save Arn so he's a major help in the final battle of the chapter</text:p>
      <text:p text:style-name="Standard">}</text:p>
      <text:p text:style-name="Standard"/>
      <text:p text:style-name="Standard">Keepers briefing (Diplomatic advisor)</text:p>
      <text:p text:style-name="Standard"/>
      <text:p text:style-name="Standard"/>
      <text:p text:style-name="Standard"/>
      <text:p text:style-name="Standard">Viska meeting done? Agree to be meal/sacrifice crew x</text:p>
      <text:p text:style-name="Standard"/>
      <text:p text:style-name="Standard">Deploy the scouts?</text:p>
      <text:p text:style-name="P1">Feature:</text:p>
      <text:p text:style-name="Standard"><text:soft-page-break/>Day counter</text:p>
      <text:p text:style-name="Standard"/>
      <text:p text:style-name="P3">Ship and crew morale status pages</text:p>
      <text:p text:style-name="P3"/>
      <text:p text:style-name="P3">Failiure states, going back.</text:p>
      <text:p text:style-name="P3"/>
      <text:p text:style-name="Standard">Cadet buttons and interactions (Available, unavailable)</text:p>
      <text:p text:style-name="Standard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3-19T15:09:09.61</dc:date>
    <meta:editing-duration>P2DT4H11M35S</meta:editing-duration>
    <meta:editing-cycles>45</meta:editing-cycles>
    <meta:generator>OpenOffice/4.1.1$Win32 OpenOffice.org_project/411m6$Build-9775</meta:generator>
    <meta:document-statistic meta:table-count="0" meta:image-count="0" meta:object-count="0" meta:page-count="2" meta:paragraph-count="38" meta:word-count="174" meta:character-count="1076"/>
  </office:meta>
</office:document-meta>
</file>